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Portable two-channel controller</text:span></text:p>
      <text:p text:style-name="Text_20_body">The DDJ-SR delivers all the superior performance features of the top-flight four-channel DDJ-SX2, including an inbuilt Serato sound card and pre-mapped controls for the included Serato DJ software.</text:p>
      <text:p text:style-name="Text_20_body">The DDJ-SR incorporates features from our pro-range include large, low-latency jog wheels and Slip Mode – which silently continues track playback during loops, scratches and reverses, bringing the music back in the right place when the DJ is done.</text:p>
      <text:p text:style-name="Standard"/>
      <text:p text:style-name="Standard"/>
      <text:p text:style-name="Text_20_body"><text:span text:style-name="Strong_20_Emphasis">Features</text:span></text:p>
      <text:list xml:id="list5132199060175322002" text:style-name="L1">
        <text:list-item>
          <text:p text:style-name="P3">16 Performance Pads provide HOT CUE, ROLL, SLICER and SAMPLER functions </text:p>
        </text:list-item>
        <text:list-item>
          <text:p text:style-name="P3">New PAD PLUS provide HOT CUE ROLL, TRANS, COMBO FX, and SAMPLER ROLL </text:p>
        </text:list-item>
        <text:list-item>
          <text:p text:style-name="P3">Large Jog Wheels for precise scratching and mixing capabilities </text:p>
        </text:list-item>
        <text:list-item>
          <text:p text:style-name="P3">Built-in 2-Channel Mixer with Crossfader Reverse </text:p>
        </text:list-item>
        <text:list-item>
          <text:p text:style-name="P3">USB Power – The controller can be powered through the USB connection to a laptop. </text:p>
        </text:list-item>
        <text:list-item>
          <text:p text:style-name="P3">Built-in Sound Card (audio interface) – Simple connection to a laptop with a single USB cable. </text:p>
        </text:list-item>
        <text:list-item>
          <text:p text:style-name="P3">Adjustable Cross-fader Curve – Suits any mixing style. </text:p>
        </text:list-item>
        <text:list-item>
          <text:p text:style-name="P3">Channel Fader Start – Enables the use of the channel fader to control and play/cue tracks. </text:p>
        </text:list-item>
        <text:list-item>
          <text:p text:style-name="P1">Integrated Handles – The controller features grip handles on each side for added convenience. </text:p>
        </text:list-item>
      </text:list>
      <text:p text:style-name="Text_20_body"><text:span text:style-name="Strong_20_Emphasis">Specification</text:span></text:p>
      <text:list xml:id="list1216735723982626291" text:style-name="L2">
        <text:list-item>
          <text:p text:style-name="P4">Width: 553.6 mm </text:p>
        </text:list-item>
        <text:list-item>
          <text:p text:style-name="P4">Height: 65.3 mm </text:p>
        </text:list-item>
        <text:list-item>
          <text:p text:style-name="P4">Depth: 319.1 mm </text:p>
        </text:list-item>
        <text:list-item>
          <text:p text:style-name="P4">Weight: 4.5 kg </text:p>
        </text:list-item>
        <text:list-item>
          <text:p text:style-name="P4">Soundcard: 24 bit/44.1 kHz </text:p>
        </text:list-item>
        <text:list-item>
          <text:p text:style-name="P4">Frequency Range: 20 - 20,000 Hz </text:p>
        </text:list-item>
        <text:list-item>
          <text:p text:style-name="P4">Distortion: &lt; 0.006 % (MASTER OUT) </text:p>
        </text:list-item>
        <text:list-item>
          <text:p text:style-name="P4">Power Requirements: USB (through computer), rated output 5 V DC </text:p>
        </text:list-item>
        <text:list-item>
          <text:p text:style-name="P4">Channels: 2 </text:p>
        </text:list-item>
        <text:list-item>
          <text:p text:style-name="P4">Deck Control: 2 / Dual </text:p>
        </text:list-item>
        <text:list-item>
          <text:p text:style-name="P4">Jog Wheel: 132.5 mm durable aluminium jog wheel (center illumination) </text:p>
        </text:list-item>
        <text:list-item>
          <text:p text:style-name="P4">Filter: High &amp; Low Pass filter </text:p>
        </text:list-item>
        <text:list-item>
          <text:p text:style-name="P4">Effects: FX engine Powered by iZotope: 10 effects </text:p>
        </text:list-item>
        <text:list-item>
          <text:p text:style-name="P4">Hot Cues: 8 </text:p>
        </text:list-item>
        <text:list-item>
          <text:p text:style-name="P4">Manual Loop: Yes </text:p>
        </text:list-item>
        <text:list-item>
          <text:p text:style-name="P4">Autoloop: Yes </text:p>
        </text:list-item>
        <text:list-item>
          <text:p text:style-name="P4">Slip Mode: Yes </text:p>
        </text:list-item>
        <text:list-item>
          <text:p text:style-name="P4">Talkover Function: Yes </text:p>
        </text:list-item>
        <text:list-item>
          <text:p text:style-name="P4">Inputs: 1 AUX (RCA) | 1 MIC (1/4 inch Jack) </text:p>
        </text:list-item>
        <text:list-item>
          <text:p text:style-name="P2">Outputs: 2 HEADPHONE MONITOR (1/4 inch Jack, MiniPin) | USB | 1 USB B port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1$Win32 OpenOffice.org_project/411m6$Build-9775</meta:generator>
    <dc:date>2018-02-11T13:15:38.85</dc:date>
    <meta:document-statistic meta:table-count="0" meta:image-count="0" meta:object-count="0" meta:page-count="1" meta:paragraph-count="34" meta:word-count="317" meta:character-count="1803"/>
    <dc:creator>Marti </dc:creator>
    <meta:user-defined meta:name="Info 1"/>
    <meta:user-defined meta:name="Info 2"/>
    <meta:user-defined meta:name="Info 3"/>
    <meta:user-defined meta:name="Info 4"/>
  </office:meta>
</office:document-meta>
</file>